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2_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ra J. Hart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Clara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3 March 1855</text:p>
      <text:p text:style-name="P2">Month<text:tab/><text:tab/><text:tab/><text:tab/><text:tab/><text:tab/>March</text:p>
      <text:p text:style-name="P2">Year<text:tab/><text:tab/><text:tab/><text:tab/><text:tab/><text:tab/>1855</text:p>
      <text:p text:style-name="P2">Hebrew Date<text:tab/><text:tab/><text:tab/><text:tab/><text:tab/></text:p>
      <text:p text:style-name="P2">Undated</text:p>
      <text:p text:style-name="P2">City<text:tab/><text:tab/><text:tab/><text:tab/><text:tab/><text:tab/>London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England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London March 23</text:span><text:span text:style-name="T2">rd</text:span><text:span text:style-name="T1"> 1855/</text:span></text:p>
      <text:p text:style-name="P2"><text:span text:style-name="T1">Dear Clara,/</text:span></text:p>
      <text:p text:style-name="P2"><text:span text:style-name="T1"><text:tab/>Words cannot convey to you/ the gratification and pleasure I felt/ in learning from the letters I receiv-/-ed on my arrival here, of your engage-/-ment to our reverend and respected/ friend Mr Morais, I will not bring/ myself to the level of mere acquain-/-tanceship by writing commonplace/ congratulations and compliments;/ our friendship is too old and our/ affection too strong for that, suffice/ it to say that I </text:span><text:span text:style-name="T3">know</text:span><text:span text:style-name="T4"> Mr Morais/ has been most fortunate in securing/ your affection, and I </text:span><text:span text:style-name="T3">believe</text:span><text:span text:style-name="T4"> as sin-/-cerely as I hope that you Dear Clara/ have been equally fortunate in your/</text:span></text:p>
      <text:p text:style-name="P2"><text:span text:style-name="T4"/></text:p>
      <text:p text:style-name="P2"><text:span text:style-name="T4">[Page 2]</text:span></text:p>
      <text:p text:style-name="P2"><text:span text:style-name="T4">choice, he has shown most undenia-/-ble good sense in selecting you, not/ to say anything of his good taste, but/ I have become so matter-of-fact dear/ friend, that I consider the former/ the most complimentary; by this/ time, I have no doubt you are/ married, for the letters announcing/ your engagement are of almost/ ancient dates, I regret very much/ not having been able to witness the/ consumation[sic] of your happiness,/ but dear Henri and I have con-/-soled ourselves, endeavoring to/ out-vie each other in good wishes/ to-wards you and Mr Morais./ <text:s/>I will find many changes when/ I get home, for one thing I expect/ </text:span></text:p>
      <text:p text:style-name="P2"><text:span text:style-name="T4"/></text:p>
      <text:p text:style-name="P2"><text:span text:style-name="T4">[Page 3]</text:span></text:p>
      <text:p text:style-name="P2"><text:span text:style-name="T4">our Sunday afternoon mathematical/ re-unions will be broken up, I/ do not think they can ever be for-/-gotten; however we must endeavor/ to find some thing equally amusing/ though more dignified, though/ far be it from me to speak slight-/-ingly of our old scientific amuse-/-ment./</text:span></text:p>
      <text:p text:style-name="P2"><text:span text:style-name="T4">It is scarcely a Twelve month since/ we left London, and we have/ already returned, having sailed/ around the world and spent six/ months in Australia, I like this/ great city much better than I/ did when I was here before, as it/ contrasts much more favorably with/ Melbourne, than it did with/ Phila., but after a sea voyage of/ </text:span></text:p>
      <text:p text:style-name="P2"><text:span text:style-name="T4"/></text:p>
      <text:p text:style-name="P2"><text:span text:style-name="T4">[Page 4]</text:span></text:p>
      <text:p text:style-name="P2"><text:span text:style-name="T4">nearly ten weeks any spot of earth/ seems beautiful, although I have/ become an excellent sailor and/ feel quite at home on board ship;/ in another few months please God/ we intend to trust ourselves again/ on the mighty ocean, but how plea-/sent[sic] that voyage will be when/ I will know every hour is shorten-/ing the distance between me and my/ dear home, which I love and long/ for as none but a wanderer can; to/ say nothing of the joy I anticipate in/ presenting to my beloved parents ano-/-ther claimant for their love my/ own sweet babe./</text:span></text:p>
      <text:p text:style-name="P2"><text:span text:style-name="T4">Dear Henri unites with me in love/ to you dear Clara and kindest regards/ to Mr Morais, who I hope will not/ object to the message as Henri is/ an old and married friend. <text:s/>Please/ present our respects to your Mother/ sister, brothers, cousins, and Aunts. <text:s/>I/ remain your loving friend/ Sara J. Hart./</text:span></text:p>
      <text:p text:style-name="P2"><text:span text:style-name="T4"/></text:p>
      <text:p text:style-name="P2"><text:span text:style-name="T4">[Note: The following is written sideways near the right side of the page over the previous text.]</text:span></text:p>
      <text:p text:style-name="P2"><text:span text:style-name="T4"/></text:p>
      <text:p text:style-name="P2"><text:span text:style-name="T4">I shall expect a long letter from you very soon/ acquainting me with all the interesting details of/ your engagement and marriage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1T12:39:57</meta:creation-date>
    <dc:date>2009-04-21T12:56:37</dc:date>
    <dc:language>en-US</dc:language>
    <meta:editing-cycles>2</meta:editing-cycles>
    <meta:editing-duration>PT1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4" meta:word-count="693" meta:character-count="4219"/>
  </office:meta>
</office:document-meta>
</file>